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00000013213DB1873.png" manifest:media-type="image/png"/>
  <manifest:file-entry manifest:full-path="Pictures/10000001000002E000000132AACC59F0.png" manifest:media-type="image/png"/>
  <manifest:file-entry manifest:full-path="Pictures/100000010000014E00000160F4FE2197.png" manifest:media-type="image/png"/>
  <manifest:file-entry manifest:full-path="Pictures/100000010000014E00000160A451C2C8.png" manifest:media-type="image/png"/>
  <manifest:file-entry manifest:full-path="Pictures/100000010000014E00000160440107B9.png" manifest:media-type="image/png"/>
  <manifest:file-entry manifest:full-path="Pictures/10000001000001C7000000C0B3D74BD8.png" manifest:media-type="image/png"/>
  <manifest:file-entry manifest:full-path="Pictures/10000001000002E000000132DA99F67F.png" manifest:media-type="image/png"/>
  <manifest:file-entry manifest:full-path="Pictures/10000001000001E00000010E01FEABD1.png" manifest:media-type="image/png"/>
  <manifest:file-entry manifest:full-path="Pictures/10000001000001E00000010E3F6EC6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320" officeooo:paragraph-rsid="000fd3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1">a.</text:p>
      <text:p text:style-name="P1"/>
      <text:p text:style-name="P1"><draw:frame draw:style-name="fr1" draw:name="Image1" text:anchor-type="char" svg:x="0.8465in" svg:y="0.0772in" svg:width="5in" svg:height="2.8126in" draw:z-index="0"><draw:image xlink:href="Pictures/10000001000001E00000010E3F6EC6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.</text:p>
      <text:p text:style-name="P1"/>
      <text:p text:style-name="P1"><draw:frame draw:style-name="fr3" draw:name="Image2" text:anchor-type="char" svg:width="5in" svg:height="2.8126in" draw:z-index="1"><draw:image xlink:href="Pictures/10000001000001E00000010E01FEAB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.</text:p>
      <text:p text:style-name="P1"/>
      <text:p text:style-name="P1"><draw:frame draw:style-name="fr1" draw:name="Image3" text:anchor-type="char" svg:x="0.9772in" svg:y="0.0602in" svg:width="4.7398in" svg:height="2in" draw:z-index="2"><draw:image xlink:href="Pictures/10000001000001C7000000C0B3D74B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.</text:p>
      <text:p text:style-name="P1"/>
      <text:p text:style-name="P1"><draw:frame draw:style-name="fr1" draw:name="Image4" text:anchor-type="char" svg:x="1.6071in" svg:y="0.0602in" svg:width="3.4791in" svg:height="3.6665in" draw:z-index="3"><draw:image xlink:href="Pictures/100000010000014E00000160440107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.</text:p>
      <text:p text:style-name="P1"/>
      <text:p text:style-name="P1"><draw:frame draw:style-name="fr1" draw:name="Image5" text:anchor-type="char" svg:x="1.6071in" svg:y="0.0602in" svg:width="3.4791in" svg:height="3.6665in" draw:z-index="4"><draw:image xlink:href="Pictures/100000010000014E00000160A451C2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_ to ostatnia wartość wyjścia</text:p>
      <text:p text:style-name="P1"/>
      <text:p text:style-name="P1">f.</text:p>
      <text:p text:style-name="P1"/>
      <text:p text:style-name="P1"/>
      <text:p text:style-name="P1"><draw:frame draw:style-name="fr1" draw:name="Image6" text:anchor-type="char" svg:x="1.6071in" svg:y="-0.7874in" svg:width="3.4791in" svg:height="3.6665in" draw:z-index="5"><draw:image xlink:href="Pictures/100000010000014E00000160F4FE219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</text:p>
      <text:p text:style-name="P1"/>
      <text:p text:style-name="P1">a.</text:p>
      <text:p text:style-name="P1"/>
      <text:p text:style-name="P1"><draw:frame draw:style-name="fr2" draw:name="Image7" text:anchor-type="char" svg:width="6.6929in" svg:height="2.7827in" draw:z-index="6"><draw:image xlink:href="Pictures/10000001000002E000000132AACC59F0.png" xlink:type="simple" xlink:show="embed" xlink:actuate="onLoad" draw:mime-type="image/png"/></draw:frame></text:p>
      <text:p text:style-name="P1">b, c, 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0in" svg:y="-0.3937in" svg:width="6.6929in" svg:height="2.7827in" draw:z-index="7"><draw:image xlink:href="Pictures/10000001000002E00000013213DB1873.png" xlink:type="simple" xlink:show="embed" xlink:actuate="onLoad" draw:mime-type="image/png"/></draw:frame><text:soft-page-break/>e.</text:p>
      <text:p text:style-name="P1"><draw:frame draw:style-name="fr1" draw:name="Image9" text:anchor-type="char" svg:x="0in" svg:y="0in" svg:width="6.6929in" svg:height="2.7827in" draw:z-index="8"><draw:image xlink:href="Pictures/10000001000002E000000132DA99F67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00:54:13.266873241</meta:creation-date>
    <dc:date>2024-03-04T01:22:22.988293426</dc:date>
    <meta:editing-duration>PT28M10S</meta:editing-duration>
    <meta:editing-cycles>1</meta:editing-cycles>
    <meta:document-statistic meta:table-count="0" meta:image-count="9" meta:object-count="0" meta:page-count="4" meta:paragraph-count="12" meta:word-count="18" meta:character-count="57" meta:non-whitespace-character-count="51"/>
    <meta:generator>LibreOffice/7.6.5.2$Linux_X86_64 LibreOffice_project/60$Build-2</meta:generator>
  </office:meta>
</office:document-meta>
</file>